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H SarabunPSK" svg:font-family="'TH SarabunPSK'" style:font-pitch="variable"/>
  </office:font-face-decls>
  <office:automatic-styles>
    <style:style style:name="P1" style:family="paragraph" style:parent-style-name="Standard">
      <style:paragraph-properties fo:text-align="start" style:justify-single-word="false"/>
      <style:text-properties style:font-name="TH SarabunPSK" fo:font-size="16pt" officeooo:rsid="0012d31e" officeooo:paragraph-rsid="0012d31e" style:font-size-asian="16pt" style:font-name-complex="TH SarabunPSK" style:font-size-complex="16pt"/>
    </style:style>
    <style:style style:name="P2" style:family="paragraph" style:parent-style-name="Standard">
      <style:paragraph-properties fo:text-align="start" style:justify-single-word="false"/>
      <style:text-properties style:font-name="TH SarabunPSK" fo:font-size="16pt" fo:font-weight="bold" officeooo:rsid="0013fc6e" officeooo:paragraph-rsid="0013fc6e" style:font-size-asian="14pt" style:font-weight-asian="bold" style:font-name-complex="TH SarabunPSK" style:font-size-complex="16pt" style:font-weight-complex="bold"/>
    </style:style>
    <style:style style:name="P3" style:family="paragraph" style:parent-style-name="Standard">
      <style:paragraph-properties fo:text-align="start" style:justify-single-word="false"/>
      <style:text-properties style:font-name="TH SarabunPSK" fo:font-size="16pt" fo:font-weight="bold" officeooo:rsid="0017f6e6" officeooo:paragraph-rsid="0017f6e6" style:font-size-asian="14pt" style:font-weight-asian="bold" style:font-name-complex="TH SarabunPSK" style:font-size-complex="16pt" style:font-weight-complex="bold"/>
    </style:style>
    <style:style style:name="P4" style:family="paragraph" style:parent-style-name="Standard">
      <style:paragraph-properties fo:text-align="start" style:justify-single-word="false"/>
      <style:text-properties style:font-name="TH SarabunPSK" fo:font-size="16pt" fo:font-weight="normal" officeooo:rsid="0012d31e" officeooo:paragraph-rsid="0012d31e" style:font-size-asian="14pt" style:font-weight-asian="normal" style:font-name-complex="TH SarabunPSK" style:font-size-complex="16pt" style:font-weight-complex="normal"/>
    </style:style>
    <style:style style:name="P5" style:family="paragraph" style:parent-style-name="Standard">
      <style:paragraph-properties fo:text-align="start" style:justify-single-word="false"/>
      <style:text-properties style:font-name="TH SarabunPSK" fo:font-size="16pt" fo:font-weight="normal" officeooo:rsid="0013fc6e" officeooo:paragraph-rsid="0013fc6e" style:font-size-asian="14pt" style:font-weight-asian="normal" style:font-name-complex="TH SarabunPSK" style:font-size-complex="16pt" style:font-weight-complex="normal"/>
    </style:style>
    <style:style style:name="P6" style:family="paragraph" style:parent-style-name="Standard">
      <style:paragraph-properties fo:text-align="start" style:justify-single-word="false"/>
      <style:text-properties style:font-name="TH SarabunPSK" fo:font-size="16pt" fo:font-weight="normal" officeooo:rsid="0017f6e6" officeooo:paragraph-rsid="0017f6e6" style:font-size-asian="14pt" style:font-weight-asian="normal" style:font-name-complex="TH SarabunPSK" style:font-size-complex="16pt" style:font-weight-complex="normal"/>
    </style:style>
    <style:style style:name="P7" style:family="paragraph" style:parent-style-name="Standard">
      <style:paragraph-properties fo:text-align="start" style:justify-single-word="false"/>
      <style:text-properties style:font-name="TH SarabunPSK" fo:font-size="16pt" fo:font-weight="normal" officeooo:rsid="00187358" officeooo:paragraph-rsid="00187358" style:font-size-asian="14pt" style:font-weight-asian="normal" style:font-name-complex="TH SarabunPSK" style:font-size-complex="16pt" style:font-weight-complex="normal"/>
    </style:style>
    <style:style style:name="P8" style:family="paragraph" style:parent-style-name="Standard">
      <style:paragraph-properties fo:text-align="center" style:justify-single-word="false"/>
      <style:text-properties style:font-name="TH SarabunPSK" fo:font-size="20pt" fo:font-weight="bold" officeooo:rsid="0012d31e" officeooo:paragraph-rsid="0012d31e" style:font-size-asian="20pt" style:font-weight-asian="bold" style:font-name-complex="TH SarabunPSK" style:font-size-complex="20pt" style:font-weight-complex="bold"/>
    </style:style>
    <style:style style:name="P9" style:family="paragraph" style:parent-style-name="Standard">
      <style:paragraph-properties fo:text-align="center" style:justify-single-word="false"/>
      <style:text-properties style:font-name="TH SarabunPSK" fo:font-size="20pt" fo:font-weight="bold" officeooo:rsid="0013fc6e" officeooo:paragraph-rsid="0013fc6e" style:font-size-asian="17.5pt" style:font-weight-asian="bold" style:font-name-complex="TH SarabunPSK" style:font-size-complex="20pt" style:font-weight-complex="bold"/>
    </style:style>
    <style:style style:name="P10" style:family="paragraph" style:parent-style-name="Standard">
      <style:paragraph-properties fo:text-align="center" style:justify-single-word="false"/>
      <style:text-properties style:font-name="TH SarabunPSK" fo:font-size="20pt" fo:font-weight="bold" officeooo:rsid="0017f6e6" officeooo:paragraph-rsid="0017f6e6" style:font-size-asian="17.5pt" style:font-weight-asian="bold" style:font-name-complex="TH SarabunPSK" style:font-size-complex="20pt" style:font-weight-complex="bold"/>
    </style:style>
    <style:style style:name="P11" style:family="paragraph" style:parent-style-name="Standard">
      <style:paragraph-properties fo:text-align="start" style:justify-single-word="false"/>
      <style:text-properties style:font-name="TH SarabunPSK" fo:font-size="18pt" fo:font-weight="bold" officeooo:rsid="0012d31e" officeooo:paragraph-rsid="0012d31e" style:font-size-asian="18pt" style:font-weight-asian="bold" style:font-name-complex="TH SarabunPSK" style:font-size-complex="18pt" style:font-weight-complex="bold"/>
    </style:style>
    <style:style style:name="P12" style:family="paragraph" style:parent-style-name="Standard">
      <style:paragraph-properties fo:text-align="start" style:justify-single-word="false"/>
      <style:text-properties style:font-name="TH SarabunPSK" fo:font-size="18pt" fo:font-weight="bold" officeooo:rsid="0013fc6e" officeooo:paragraph-rsid="0013fc6e" style:font-size-asian="18pt" style:font-weight-asian="bold" style:font-name-complex="TH SarabunPSK" style:font-size-complex="18pt" style:font-weight-complex="bold"/>
    </style:style>
    <style:style style:name="T1" style:family="text">
      <style:text-properties officeooo:rsid="0013fc6e"/>
    </style:style>
    <style:style style:name="T2" style:family="text">
      <style:text-properties fo:font-weight="normal" style:font-weight-asian="normal" style:font-weight-complex="normal"/>
    </style:style>
    <style:style style:name="T3" style:family="text">
      <style:text-properties fo:font-weight="normal" officeooo:rsid="0015aec1" style:font-weight-asian="normal" style:font-weight-complex="normal"/>
    </style:style>
    <style:style style:name="T4" style:family="text">
      <style:text-properties fo:font-weight="normal" officeooo:rsid="0015f6f2" style:font-weight-asian="normal" style:font-weight-complex="normal"/>
    </style:style>
    <style:style style:name="T5" style:family="text">
      <style:text-properties fo:font-weight="normal" officeooo:rsid="0017f6e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ase Study 2</text:p>
      <text:p text:style-name="P11">โปรแกรมจากโจทย์ทำงานไม่ได้ตามที่ต้องการเพราะเหตุใด</text:p>
      <text:p text:style-name="P1"><text:tab/>จากโปรแกรมเป็นการทำงานแบบ multi-thread แต่รูปแบบการเขียนโปรแกรมไม่ได้ถูกออกแบบมาเพื่อรองรับการทำงานที่เป็นแบบ multi-thread ซึ่งจะทำให้เกิดปัญหา race condition ขึ้น ดังนั้นจึงทำให้การทำงานของโปรแกรมออกมาไม่ถูกต้อง และโปรแกรมไม่มีคุณสมบัติ Thread safe หรือก็คือการที่โปรแกรมสามารถรองรับการทำงานแบบ multi-thread และสามารถยังทำงานได้อย่างถูกต้องตามตรงการ</text:p>
      <text:p text:style-name="P11">มีจุดใดบ้างที่ต้องแก้ไขอธิบายพร้อมเหตุผลรองรับ</text:p>
      <text:p text:style-name="P4"><text:tab/>ภายในฟังก์ชันการทำงานของแต่ละ thread สำหรับหน้าที่ enqueue และ dequeue ต้องมีการเขียนโปรแกรมที่รองรับการทำงานแบบ Synchronization เพื่อเป็นการป้องกันปัญหา race condition ที่เกิดขึ้นจาก<text:span text:style-name="T1">การทำงานแบบ multi-thread โดยจะมีการประยุกต์ใช้หลักแนวคิดของทั้ง Lock, Semaphore และ Condition Variables ในการช่วยให้การทำงานของโปรแกรมออกมาได้อย่างถูกต้องตามต้องการ</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สรุปผลการทดลอง</text:p>
      <text:p text:style-name="P12">Version 1</text:p>
      <text:p text:style-name="P2">ผลลัพธ์</text:p>
      <text:p text:style-name="P5"><text:tab/>โปรแกรมสามารถทำงานแบบ multi-thread แบบ 2 thread ได้แล้วคือ thread สำหรับ enqueue กับ thread สำหรับ dequeue โดยสามารถได้ผลลัพธ์ออกมาได้อย่างเรียงลำดับ 1-50 อย่างถูกต้อง</text:p>
      <text:p text:style-name="P2">วิธีการแก้ปัญหา</text:p>
      <text:p text:style-name="P5"><text:tab/>มีการประยุกต์ใช้ Semaphore มาเพื่อทำให้โปรแกรมมีการทำงานเป็นแบบ Synchronous ระหว่างทั้งสอง thread เพื่อที่จะให้การ dequeue ออกมาเป็นลำดับตามตัวที่ enqueue เข้ามาภายใน buffer</text:p>
      <text:p text:style-name="P2">ปัญหาที่พบใน version นี้</text:p>
      <text:p text:style-name="P2"><text:tab/><text:span text:style-name="T2">โปรแกรมยังไม่มีคุณสมบัติ Thread safe หมายความว่า</text:span><text:span text:style-name="T3">ถ้าในกรณีที่อยากเพิ่ม thread สำหรับหน้าที่ <text:s/>dequeue <text:s/>ก็จะทำให้โปรแกรมไม่สามารถทำงานได้อย่างถูกต้องตามที่ต้องการได้</text:span></text:p>
      <text:p text:style-name="P2"><text:span text:style-name="T3"/></text:p>
      <text:p text:style-name="P12">Version 2</text:p>
      <text:p text:style-name="P2">ผลลัพธ์</text:p>
      <text:p text:style-name="P2"><text:tab/><text:span text:style-name="T3">โปรแกรมสามารถทำงานแบบ multi-thread ได้ซึ่งจะมี 2 thread ที่ทำหน้าที่ dequeue ซึ่งจะให้ผลลัพธ์อ</text:span><text:span text:style-name="T4">อ</text:span><text:span text:style-name="T3">กมา</text:span><text:span text:style-name="T4">ได้ ซึ่งผลลัพธ์ที่ได้ออกมาก็จะเรียงลำดับ 1-50 และมีการสลับการทำงานของ thread ในการ dequeue กันไประหว่าง ทั้งสอง thread </text:span></text:p>
      <text:p text:style-name="P2">วิธีการแก้ปัญหา</text:p>
      <text:p text:style-name="P2"><text:tab/><text:span text:style-name="T4">กำหนดให้ฟังก์ชั่นสำหรับการ enqueue สามารถ enqueue ได้เพียง 10 element ต่อ หนึ่งครั้งการทำงานของ thread นั้นเท่านั้น ซึ่งมาจากการประยุกต์ให้โปรแกรมทำงานแบบ Synchronization ด้วย Semaphore ให้ thread ที่ทำการ dequeue ทั้งสอง thread <text:s/>มารอคิวในการทำงานโดยให้แต่ละ thread dequeue เป็นจำนวน 5 ครั้ง ซึ่งมาจากจำนวน element ทั้งหมดภายใน buffer หารด้วยจำนวน thread</text:span></text:p>
      <text:p text:style-name="P2">ปัญหาที่พบใน version นี้</text:p>
      <text:p text:style-name="P2"><text:tab/><text:span text:style-name="T5">โปรแกรมยังไม่สามารถทำงานได้แบบ Thread safe คือถ้าเพิ่ม thread ที่ทำหน้าที่ในการ dequeue มาโปรแกรมก็จะให้ผลลัพธ์ที่ผิดมา</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12"><text:soft-page-break/>Version 3</text:p>
      <text:p text:style-name="P2">ผลลัพธ์</text:p>
      <text:p text:style-name="P3"><text:tab/><text:span text:style-name="T2">มีการทำงานของโปรแกรมแบบ Thread safe คือโปรแกรมยังสามารถทำงานได้ผลลัพธ์เหมือนเดิม ถึงแม้ว่าจะมีการเพิ่มจำนวนการทำงานของ thread ที่ทำงานพร้อมกันมากขึ้น และยังมีการให้ผลลัพธ์การทำงานได้อย่างถูกต้องตามต้องการ</text:span></text:p>
      <text:p text:style-name="P2">วิธีการแก้ปัญหา</text:p>
      <text:p text:style-name="P2"><text:tab/><text:span text:style-name="T5">เริ่มต้นด้วยการกำหนดหน้าที่และจังหวะการทำงานของแต่ละ thread ก่อนคือจะมี thread ที่ทำหน้าที่ enqueue คือจะเริ่มการทำงานก่อน โดยจะให้ thread ที่ทำหน้าที่ enqueue คือจะเริ่มการทำงานก่อน โดยจะให้ enqueue ไปทั้งหมด 10 element (ตามจำนวนขนาดของ buffer) แล้วจากนั้นจะให้ thread ที่ทำหน้าที่ dequeue ทำงานจนกว่าจะหมดหน้าที่ จากนั้่น thread ที่ทำหน้าที่ enqueue ก็สามารถทำงานต่อได้ แล้วทำงานวนลูปไปเรื่อยๆ จนกว่าจะสามารถ enqueue ทั้งหมด 50 element ครบตามต้องการ</text:span></text:p>
      <text:p text:style-name="P2">ปัญหาที่พบใน version นี้</text:p>
      <text:p text:style-name="P2"><text:tab/><text:span text:style-name="T5">โปรแกรมสามารถทำงานแบบ thread safe ได้แล้ว แต่ยังมีปัญหาในกรณีที่มีการเพิ่ม thread ที่ทำงาน enqueue ขึ้นมาก็จะทำให้โปรแกรมยังไม่สามารถทำงานได้</text:span></text:p>
      <text:p text:style-name="P2"/>
      <text:p text:style-name="P12">Version 4</text:p>
      <text:p text:style-name="P2">ผลลัพธ์</text:p>
      <text:p text:style-name="P2"><text:tab/><text:span text:style-name="T5">สามารถแก้ปัญหาจาก version ก่อนหน้าได้แล้ว ซึ่งตัวโปรแกรม ซึ่งตัวโปรแกรมสามารถทำงานสำหรับ thread ที่ enqueue 1-50 เสร็จก่อนแล้วจากนั้นให้ทำงาน thread ที่ enqueue 101-150 ต่อได้ ส่วนการ dequeue ก็สามารถทำออกมาได้ผลลัพธ์อย่างที่ถูกต้องเหมือนเดิม</text:span></text:p>
      <text:p text:style-name="P2">วิธีการแก้ปัญหา</text:p>
      <text:p text:style-name="P2"><text:tab/><text:span text:style-name="T5">เป็นการเพิ่ม Conditional Variables ไปสำหรับตอนที่ทำงาน enqueue ของ 1-50 สำเร็จแล้ว จะให้ <text:s/>thread ที่ enqueue 101-150 สามารถเริ่มการทำงานต่อได้</text:span></text:p>
      <text:p text:style-name="P2">ปัญหาที่พบใน version นี้</text:p>
      <text:p text:style-name="P2"><text:tab/><text:span text:style-name="T5">การทำงานของโปรแกรมยังไม่สามารถนับว่าเป็นการทำงานแบบ Thread safe ได้ 100% เพราะว่าถ้าเกิดมีการเพิ่ม thread ที่ทำหน้าที่ enqueue เข้าไป ก็จำเป็นที่จะต้องแก้ไขโค้ดเพิ่มเติมในส่วนอื่นอีกด้วย</text:span></text:p>
      <text:p text:style-name="P2"/>
      <text:p text:style-name="P2"/>
      <text:p text:style-name="P2"/>
      <text:p text:style-name="P2"/>
      <text:p text:style-name="P2"/>
      <text:p text:style-name="P2"/>
      <text:p text:style-name="P2"/>
      <text:p text:style-name="P2"/>
      <text:p text:style-name="P2"/>
      <text:p text:style-name="P2"/>
      <text:p text:style-name="P2"/>
      <text:p text:style-name="P12"><text:soft-page-break/>Version 5</text:p>
      <text:p text:style-name="P2">ผลลัพธ์</text:p>
      <text:p text:style-name="P2"><text:tab/><text:span text:style-name="T5">โปรแกรมสามารถทำงานได้อย่างถูกต้อง และมีการทำงานแบบ thread safe ได้</text:span></text:p>
      <text:p text:style-name="P2">วิธีการแก้ปัญหา</text:p>
      <text:p text:style-name="P2"><text:tab/><text:span text:style-name="T5">เปลี่ยนจากที่การประยุกต์การทำงานโปรแกรมให้เป็น Synchronization ด้วย Semaphore ให้มาใช้ Lock แทน เพราะว่าจะมีลักษณะการทำงานระหว่าง thread จะเป็นการทำงานแบบสุ่ม ไม่มีลำดับการทำงานของ thread ทำให้จำเป็นต้องมีการเขียน Conditional Variables ดักไว้เพื่อไม่ให้มีการทำงานที่ผิดพลาด อย่างเช่นในการทำงานของ thread enqueue จะไม่สามารถทำงานได้เมื่อใน buffer มี element ที่ยังไม่ถูก dequeue เต็มตามขนาดของ buffer ซึ่งคือ 1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10"><text:soft-page-break/>สมาชิก</text:p>
      <text:p text:style-name="P6"><text:tab/><text:tab/><text:tab/><text:tab/>63010035 <text:tab/>กฤษฎาง <text:tab/>แสวงศิริผล</text:p>
      <text:p text:style-name="P7"><text:tab/><text:tab/><text:tab/><text:tab/>63010082 <text:tab/>กิตติภณ <text:tab/>สิงห์ชม</text:p>
      <text:p text:style-name="P7"><text:tab/><text:tab/><text:tab/><text:tab/>63010183 <text:tab/>ชนน<text:tab/><text:tab/>กุลกัตติมาส</text:p>
      <text:p text:style-name="P7"><text:tab/><text:tab/><text:tab/><text:tab/>63010229 <text:tab/>ชินกฤต<text:tab/><text:tab/>ปิ่นคล้าย</text:p>
      <text:p text:style-name="P7"><text:tab/><text:tab/><text:tab/><text:tab/>63010283 <text:tab/>ณภัทร<text:tab/><text:tab/>มูลพินิจ</text:p>
      <text:p text:style-name="P7"><text:tab/><text:tab/><text:tab/><text:tab/>63011013 <text:tab/>สุเมธ<text:tab/><text:tab/>สวนสำราญ</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H SarabunPSK" svg:font-family="'TH SarabunPSK'"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8T23:28:12.489423487</meta:creation-date>
    <dc:date>2022-10-19T00:56:53.756882311</dc:date>
    <meta:editing-duration>PT11M15S</meta:editing-duration>
    <meta:editing-cycles>1</meta:editing-cycles>
    <meta:generator>LibreOffice/7.3.6.2$Linux_X86_64 LibreOffice_project/30$Build-2</meta:generator>
    <meta:document-statistic meta:table-count="0" meta:image-count="0" meta:object-count="0" meta:page-count="5" meta:paragraph-count="46" meta:word-count="2589" meta:character-count="3633" meta:non-whitespace-character-count="3391"/>
  </office:meta>
</office:document-meta>
</file>